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3c7a9e" officeooo:paragraph-rsid="0013f844" style:font-weight-asian="normal" style:font-weight-complex="normal"/>
    </style:style>
    <style:style style:name="P2" style:family="paragraph" style:parent-style-name="Standard">
      <style:text-properties fo:font-weight="bold" officeooo:rsid="003c7a9e" officeooo:paragraph-rsid="0013f844" style:font-weight-asian="bold" style:font-weight-complex="bold"/>
    </style:style>
    <style:style style:name="P3" style:family="paragraph" style:parent-style-name="Standard">
      <style:text-properties fo:font-weight="bold" officeooo:rsid="0021b764" officeooo:paragraph-rsid="00157673" style:font-weight-asian="bold" style:font-weight-complex="bold"/>
    </style:style>
    <style:style style:name="P4" style:family="paragraph" style:parent-style-name="Standard">
      <style:text-properties fo:font-weight="bold" officeooo:rsid="002c6ed8" officeooo:paragraph-rsid="00157673" style:font-weight-asian="bold" style:font-weight-complex="bold"/>
    </style:style>
    <style:style style:name="P5" style:family="paragraph" style:parent-style-name="Standard">
      <style:text-properties fo:font-weight="bold" officeooo:rsid="001955a9" officeooo:paragraph-rsid="0019a649" style:font-weight-asian="bold" style:font-weight-complex="bold"/>
    </style:style>
    <style:style style:name="P6" style:family="paragraph" style:parent-style-name="Standard">
      <style:text-properties fo:font-weight="bold" officeooo:rsid="0017f49a" officeooo:paragraph-rsid="0017f49a" fo:background-color="#ffff00" style:font-weight-asian="bold" style:font-weight-complex="bold"/>
    </style:style>
    <style:style style:name="P7" style:family="paragraph" style:parent-style-name="Standard">
      <style:text-properties officeooo:rsid="001ded0d" officeooo:paragraph-rsid="00157673"/>
    </style:style>
    <style:style style:name="P8" style:family="paragraph" style:parent-style-name="Standard">
      <style:text-properties officeooo:rsid="001ded0d" officeooo:paragraph-rsid="001955a9"/>
    </style:style>
    <style:style style:name="P9" style:family="paragraph" style:parent-style-name="Standard">
      <style:text-properties officeooo:rsid="00230a32" officeooo:paragraph-rsid="00157673"/>
    </style:style>
    <style:style style:name="P10" style:family="paragraph" style:parent-style-name="Standard">
      <style:text-properties officeooo:rsid="002c6ed8" officeooo:paragraph-rsid="00157673"/>
    </style:style>
    <style:style style:name="P11" style:family="paragraph" style:parent-style-name="Standard">
      <style:text-properties officeooo:paragraph-rsid="00157673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955a9" officeooo:paragraph-rsid="001955a9" fo:background-color="#ffff00" style:font-size-asian="18pt" style:font-weight-asian="bold" style:font-size-complex="18pt" style:font-weight-complex="bold"/>
    </style:style>
    <style:style style:name="P13" style:family="paragraph" style:parent-style-name="Standard">
      <style:text-properties fo:font-weight="bold" officeooo:rsid="001955a9" officeooo:paragraph-rsid="001955a9" style:font-weight-asian="bold" style:font-weight-complex="bold"/>
    </style:style>
    <style:style style:name="P14" style:family="paragraph" style:parent-style-name="Standard">
      <style:text-properties fo:font-weight="bold" officeooo:rsid="001ada0b" officeooo:paragraph-rsid="001ada0b" style:font-weight-asian="bold" style:font-weight-complex="bold"/>
    </style:style>
    <style:style style:name="P15" style:family="paragraph" style:parent-style-name="Standard">
      <style:text-properties fo:font-weight="bold" officeooo:rsid="001caa83" officeooo:paragraph-rsid="001caa83" style:font-weight-asian="bold" style:font-weight-complex="bold"/>
    </style:style>
    <style:style style:name="P16" style:family="paragraph" style:parent-style-name="Standard">
      <style:text-properties fo:font-weight="bold" officeooo:rsid="001f7b9c" officeooo:paragraph-rsid="001f7b9c" style:font-weight-asian="bold" style:font-weight-complex="bold"/>
    </style:style>
    <style:style style:name="P17" style:family="paragraph" style:parent-style-name="Standard">
      <style:text-properties fo:font-weight="bold" officeooo:rsid="0027c2d6" officeooo:paragraph-rsid="0027c2d6" style:font-weight-asian="bold" style:font-weight-complex="bold"/>
    </style:style>
    <style:style style:name="P18" style:family="paragraph" style:parent-style-name="Standard">
      <style:text-properties officeooo:rsid="001ada0b" officeooo:paragraph-rsid="001ada0b"/>
    </style:style>
    <style:style style:name="P19" style:family="paragraph" style:parent-style-name="Standard">
      <style:text-properties officeooo:rsid="001ada0b" officeooo:paragraph-rsid="0021307c"/>
    </style:style>
    <style:style style:name="P20" style:family="paragraph" style:parent-style-name="Standard">
      <style:text-properties officeooo:rsid="001b297b" officeooo:paragraph-rsid="001ada0b"/>
    </style:style>
    <style:style style:name="P21" style:family="paragraph" style:parent-style-name="Standard">
      <style:text-properties officeooo:rsid="001b297b" officeooo:paragraph-rsid="001caa83"/>
    </style:style>
    <style:style style:name="P22" style:family="paragraph" style:parent-style-name="Standard">
      <style:text-properties officeooo:rsid="001caa83" officeooo:paragraph-rsid="001caa83"/>
    </style:style>
    <style:style style:name="P23" style:family="paragraph" style:parent-style-name="Standard">
      <style:text-properties officeooo:rsid="001f7b9c" officeooo:paragraph-rsid="001f7b9c"/>
    </style:style>
    <style:style style:name="P24" style:family="paragraph" style:parent-style-name="Standard">
      <style:text-properties officeooo:rsid="001ded0d" officeooo:paragraph-rsid="00157673"/>
    </style:style>
    <style:style style:name="P25" style:family="paragraph" style:parent-style-name="Standard">
      <style:text-properties fo:font-size="8pt" officeooo:rsid="001f7b9c" officeooo:paragraph-rsid="001f7b9c" style:font-size-asian="8pt" style:font-size-complex="8pt"/>
    </style:style>
    <style:style style:name="P26" style:family="paragraph" style:parent-style-name="Standard">
      <style:text-properties officeooo:rsid="0021cdd5" officeooo:paragraph-rsid="0021cdd5"/>
    </style:style>
    <style:style style:name="P27" style:family="paragraph" style:parent-style-name="Standard">
      <style:text-properties officeooo:rsid="00235671" officeooo:paragraph-rsid="00235671"/>
    </style:style>
    <style:style style:name="T1" style:family="text">
      <style:text-properties officeooo:rsid="0021b764"/>
    </style:style>
    <style:style style:name="T2" style:family="text">
      <style:text-properties officeooo:rsid="00230a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4249"/>
    </style:style>
    <style:style style:name="T5" style:family="text">
      <style:text-properties officeooo:rsid="0019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a649" style:font-weight-asian="normal" style:font-weight-complex="normal"/>
    </style:style>
    <style:style style:name="T8" style:family="text">
      <style:text-properties fo:font-weight="normal" officeooo:rsid="001ded0d" style:font-weight-asian="normal" style:font-weight-complex="normal"/>
    </style:style>
    <style:style style:name="T9" style:family="text">
      <style:text-properties officeooo:rsid="0019a649"/>
    </style:style>
    <style:style style:name="T10" style:family="text">
      <style:text-properties officeooo:rsid="001ada0b"/>
    </style:style>
    <style:style style:name="T11" style:family="text">
      <style:text-properties officeooo:rsid="001caa83"/>
    </style:style>
    <style:style style:name="T12" style:family="text">
      <style:text-properties officeooo:rsid="001ded0d"/>
    </style:style>
    <style:style style:name="T13" style:family="text">
      <style:text-properties officeooo:rsid="0021307c"/>
    </style:style>
    <style:style style:name="T14" style:family="text">
      <style:text-properties officeooo:rsid="0022b9f5"/>
    </style:style>
    <style:style style:name="T15" style:family="text">
      <style:text-properties officeooo:rsid="00251f7d"/>
    </style:style>
    <style:style style:name="T16" style:family="text">
      <style:text-properties officeooo:rsid="002670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Questions:</text:p>
      <text:p text:style-name="P2"/>
      <text:p text:style-name="P2">Jenkins:</text:p>
      <text:p text:style-name="P1">User: <text:s/>admin</text:p>
      <text:p text:style-name="P1">Password: <text:a xlink:type="simple" xlink:href="mailto:hN5N1K1%5Edy@8" text:style-name="Internet_20_link" text:visited-style-name="Visited_20_Internet_20_Link">hN5N1K1^dy@8</text:a></text:p>
      <text:p text:style-name="P1"/>
      <text:p text:style-name="P3">Tutorials/Procedures/Best Practices:</text:p>
      <text:p text:style-name="P11"><text:a xlink:type="simple" xlink:href="https://github.com/imthenachoman/How-To-Secure-A-Linux-Server" text:style-name="Internet_20_link" text:visited-style-name="Visited_20_Internet_20_Link"><text:span text:style-name="T1">How to secure a Linux server</text:span></text:a></text:p>
      <text:p text:style-name="P11"><text:a xlink:type="simple" xlink:href="https://twitter.com/sidpalas/status/1634194026500096000" text:style-name="Internet_20_link" text:visited-style-name="Visited_20_Internet_20_Link"><text:span text:style-name="T2">Secure Docker Containers</text:span></text:a></text:p>
      <text:p text:style-name="P11"><text:a xlink:type="simple" xlink:href="https://blog.brainboard.co/chatgpt-for-devops-best-practices-use-cases-and-warnings-487b02acba3" text:style-name="Internet_20_link" text:visited-style-name="Visited_20_Internet_20_Link"/></text:p>
      <text:p text:style-name="P11"><text:a xlink:type="simple" xlink:href="https://blog.brainboard.co/chatgpt-for-devops-best-practices-use-cases-and-warnings-487b02acba3" text:style-name="Internet_20_link" text:visited-style-name="Visited_20_Internet_20_Link"><text:span text:style-name="T2">ChatGPT for DevOps: Best practices</text:span></text:a></text:p>
      <text:p text:style-name="P11"><text:a xlink:type="simple" xlink:href="https://awstip.com/kubernetes-chaos-monkey-a-scheduled-random-pod-deletion-python-script-for-testing-cluster-6eac429554b2" text:style-name="Internet_20_link" text:visited-style-name="Visited_20_Internet_20_Link"><text:span text:style-name="T4">K8s kaos monkey</text:span></text:a></text:p>
      <text:p text:style-name="P9"><text:a xlink:type="simple" xlink:href="https://twitter.com/alexxubyte/status/1638567471857958913" text:style-name="Internet_20_link" text:visited-style-name="Visited_20_Internet_20_Link">HTTP Status codes</text:a></text:p>
      <text:p text:style-name="P11"><text:a xlink:type="simple" xlink:href="https://blog.devgenius.io/devops-in-linux-systemd-introduction-db7f49cb566b" text:style-name="Internet_20_link" text:visited-style-name="Visited_20_Internet_20_Link"><text:span text:style-name="T2">SystemD</text:span></text:a></text:p>
      <text:p text:style-name="P7"/>
      <text:p text:style-name="P7">------------------------------------------------------------------------------------------------------</text:p>
      <text:p text:style-name="P10">The most complete project:</text:p>
      <text:p text:style-name="P10"><text:span text:style-name="T3">Question:</text:span> Create a real life project for learning purposes using this technologies and the ones more used in devops:</text:p>
      <text:p text:style-name="P10"/>
      <text:p text:style-name="P10">DevOps, CI/CD, Jenkins, Python, Kubernetes, Docker, Helm, ArgoCD, Nginx as webserver, Terraform, Prometheus, Ansible, Grafana, Elasticsearch, Logstash, Security on Docker, the environment, Linux, etc., APIs, Jira, integration with Discord, QA, Staging, Prod environments.</text:p>
      <text:p text:style-name="P10"/>
      <text:p text:style-name="P4">Answer:</text:p>
      <text:p text:style-name="P7">Project: CI/CD Pipeline for a Web Application with Kubernetes, Docker, Jenkins, and DevOps Tools</text:p>
      <text:p text:style-name="P7"/>
      <text:p text:style-name="P7">Objective:</text:p>
      <text:p text:style-name="P7">The objective of this project is to build an end-to-end CI/CD pipeline for a web application using various DevOps tools and technologies. The pipeline will include code version control, automated builds, testing, deployment to multiple environments, monitoring, logging, security, and integration with external tools.</text:p>
      <text:p text:style-name="P7"/>
      <text:p text:style-name="P7">Technologies and Tools:</text:p>
      <text:p text:style-name="P7"/>
      <text:p text:style-name="P7">DevOps principles and practices</text:p>
      <text:p text:style-name="P7">Git for version control</text:p>
      <text:p text:style-name="P7">Jenkins for continuous integration and continuous deployment</text:p>
      <text:p text:style-name="P7">Python for application development</text:p>
      <text:p text:style-name="P7">Kubernetes for container orchestration</text:p>
      <text:p text:style-name="P7">Docker for containerization</text:p>
      <text:p text:style-name="P7">Helm for package management in Kubernetes</text:p>
      <text:p text:style-name="P7">ArgoCD for GitOps-based deployment and management of Kubernetes applications</text:p>
      <text:p text:style-name="P7">Nginx as the web server</text:p>
      <text:p text:style-name="P7">Terraform for infrastructure provisioning and management</text:p>
      <text:p text:style-name="P7">Prometheus for monitoring and alerting</text:p>
      <text:p text:style-name="P7">Grafana for visualization of monitoring metrics</text:p>
      <text:p text:style-name="P7">Elasticsearch for log storage and indexing</text:p>
      <text:p text:style-name="P7">Logstash for log aggregation and parsing</text:p>
      <text:p text:style-name="P7">Security measures for Docker, Linux, and the environment</text:p>
      <text:p text:style-name="P7">API integration for external systems (Jira, Discord)</text:p>
      <text:p text:style-name="P7"><text:soft-page-break/>Multiple environments: QA, Staging, and Production</text:p>
      <text:p text:style-name="P7">Project Steps:</text:p>
      <text:p text:style-name="P7"/>
      <text:p text:style-name="P7">Set up Git Repository:</text:p>
      <text:p text:style-name="P7"/>
      <text:p text:style-name="P7">Create a Git repository to store the source code of the web application.</text:p>
      <text:p text:style-name="P7">Initialize the repository with the initial application code.</text:p>
      <text:p text:style-name="P7">Configure Jenkins:</text:p>
      <text:p text:style-name="P7"/>
      <text:p text:style-name="P7">Install and configure Jenkins CI/CD server.</text:p>
      <text:p text:style-name="P7">Set up necessary plugins for Git integration, build automation, and deployment.</text:p>
      <text:p text:style-name="P7">Configure Jenkins jobs for automated builds, testing, and deployment.</text:p>
      <text:p text:style-name="P7">Develop the Web Application:</text:p>
      <text:p text:style-name="P7"/>
      <text:p text:style-name="P7">Use Python to develop the web application.</text:p>
      <text:p text:style-name="P7">Implement necessary features and functionality.</text:p>
      <text:p text:style-name="P7">Write unit tests for the application.</text:p>
      <text:p text:style-name="P7">Containerize the Application:</text:p>
      <text:p text:style-name="P7"/>
      <text:p text:style-name="P7">Create a Dockerfile to package the web application into a Docker image.</text:p>
      <text:p text:style-name="P7">Build the Docker image and push it to a container registry.</text:p>
      <text:p text:style-name="P7">Provision Kubernetes Cluster:</text:p>
      <text:p text:style-name="P7"/>
      <text:p text:style-name="P7">Use Terraform to provision a Kubernetes cluster on a cloud provider (e.g., AWS, GCP).</text:p>
      <text:p text:style-name="P7">Set up necessary networking, security, and infrastructure components.</text:p>
      <text:p text:style-name="P7">Deploy to QA Environment:</text:p>
      <text:p text:style-name="P7"/>
      <text:p text:style-name="P7">Use Jenkins to deploy the web application to the QA environment.</text:p>
      <text:p text:style-name="P7">Configure the deployment pipeline to trigger automatically on code commits.</text:p>
      <text:p text:style-name="P7">Set up automated testing (unit tests, integration tests) for the QA environment.</text:p>
      <text:p text:style-name="P7">Deploy to Staging Environment:</text:p>
      <text:p text:style-name="P7"/>
      <text:p text:style-name="P7">Set up a separate staging environment to mimic the production environment.</text:p>
      <text:p text:style-name="P7">Configure Jenkins to deploy the web application to the staging environment.</text:p>
      <text:p text:style-name="P7">Perform additional testing, including load testing and performance testing.</text:p>
      <text:p text:style-name="P7">Implement Production Deployment:</text:p>
      <text:p text:style-name="P7"/>
      <text:p text:style-name="P7">Configure Jenkins to deploy the web application to the production environment.</text:p>
      <text:p text:style-name="P7">Implement a release process, including manual or automated approvals.</text:p>
      <text:p text:style-name="P7">Implement rollback mechanisms in case of deployment failures.</text:p>
      <text:p text:style-name="P7">Implement Monitoring and Logging:</text:p>
      <text:p text:style-name="P7"/>
      <text:p text:style-name="P7">Set up Prometheus for monitoring the application and infrastructure metrics.</text:p>
      <text:p text:style-name="P7">Configure Grafana for visualization of monitoring metrics and create dashboards.</text:p>
      <text:p text:style-name="P7">Implement log aggregation using Elasticsearch and Logstash.</text:p>
      <text:p text:style-name="P7">Set up log parsing and indexing for easy search and analysis.</text:p>
      <text:p text:style-name="P7">Implement Security Measures:</text:p>
      <text:p text:style-name="P7"/>
      <text:p text:style-name="P7">Implement security best practices for Docker containers.</text:p>
      <text:p text:style-name="P7">Apply security configurations and hardening measures to the Linux environment.</text:p>
      <text:p text:style-name="P7">Implement network security measures, such as firewalls and access controls.</text:p>
      <text:p text:style-name="P7">Integrate with External Tools:</text:p>
      <text:p text:style-name="P7"><text:soft-page-break/></text:p>
      <text:p text:style-name="P7">Integrate with Jira for issue tracking and project management.</text:p>
      <text:p text:style-name="P7">Integrate with Discord for team communication and notifications.</text:p>
      <text:p text:style-name="P7">Create QA, Staging, and Prod Environments:</text:p>
      <text:p text:style-name="P7"/>
      <text:p text:style-name="P7">Use Terraform to provision separate environments for QA, Staging, and Production.</text:p>
      <text:p text:style-name="P7">Configure the necessary infrastructure components for each environment.</text:p>
      <text:p text:style-name="P7">This project will provide hands-o<text:span text:style-name="T5">n.</text:span></text:p>
      <text:p text:style-name="P7"/>
      <text:p text:style-name="P7"/>
      <text:p text:style-name="P8">------------------------------------------------------------------------------------------------------</text:p>
      <text:p text:style-name="P12">Docker:</text:p>
      <text:p text:style-name="P8"/>
      <text:p text:style-name="P5">Create Nginx container:<text:span text:style-name="T6"> </text:span><text:span text:style-name="T7">Which mounts the local directory .../wiki/nginx to the container</text:span><text:span text:style-name="T8"> /usr/share/nginx/html</text:span></text:p>
      <text:p text:style-name="P13"/>
      <text:p text:style-name="P17">This command have worked:<text:span text:style-name="T7"/></text:p>
      <text:p text:style-name="P8">docker run -d -p <text:span text:style-name="T10">9</text:span>0<text:span text:style-name="T10">9</text:span>0:80 --name my-nginx \ </text:p>
      <text:p text:style-name="P8">-v /Users/joaquim/Documents/docker/wiki/<text:span text:style-name="T9">nginx</text:span>:/usr/share/nginx/html \</text:p>
      <text:p text:style-name="P7">nginx:latest</text:p>
      <text:p text:style-name="P7"/>
      <text:p text:style-name="P14">Where are the files in the container:</text:p>
      <text:p text:style-name="P18">/usr/share/nginx/html <text:s/>→ <text:span text:style-name="T11">the website files </text:span><text:span text:style-name="T14">inside the container</text:span></text:p>
      <text:p text:style-name="P18">/<text:span text:style-name="T11">etc/nginx <text:s text:c="19"/>→ the configuration files </text:span><text:span text:style-name="T14">inside the container</text:span></text:p>
      <text:p text:style-name="P20"/>
      <text:p text:style-name="P20"/>
      <text:p text:style-name="P15">What do you need to mount:<text:span text:style-name="T6"> in your local machine, also called: Create a Volume.</text:span></text:p>
      <text:p text:style-name="P21"/>
      <text:p text:style-name="P21"><text:span text:style-name="T10">/usr/share/nginx/html <text:s text:c="2"/>→ </text:span><text:span text:style-name="T15">any change here is not necessary to restart nginx to apply it</text:span></text:p>
      <text:p text:style-name="P21"><text:span text:style-name="T11">and </text:span></text:p>
      <text:p text:style-name="P19">/<text:span text:style-name="T11">etc/nginx<text:tab/><text:tab/> <text:s/></text:span>→ <text:span text:style-name="T15">you have to restart nginx service to apply any change here.</text:span></text:p>
      <text:p text:style-name="P22"/>
      <text:p text:style-name="P22">This will synchronize the local machine folder with the one in the container. Any change in any of both sides will be changed in the other side automatically. </text:p>
      <text:p text:style-name="P22"/>
      <text:p text:style-name="P26"><text:span text:style-name="T3">Command:</text:span> This would be the command.</text:p>
      <text:p text:style-name="P26">docker run -d -p 9090:80 \</text:p>
      <text:p text:style-name="P26"><text:s text:c="2"/>--name my-nginx \</text:p>
      <text:p text:style-name="P26"><text:s text:c="2"/>-v /Users/joaquim/Documents/docker/wiki/nginx:/usr/share/nginx/html \</text:p>
      <text:p text:style-name="P26"><text:s text:c="2"/>-v /Users/joaquim/Documents/docker/wiki/nginx:/etc/nginx \</text:p>
      <text:p text:style-name="P26"><text:s text:c="2"/>nginx:latest</text:p>
      <text:p text:style-name="P22"/>
      <text:p text:style-name="P16">Create your first website:</text:p>
      <text:p text:style-name="P23">Once the container is running go to: <text:s/><text:span text:style-name="T12">/Users/joaquim/Documents/docker/wiki/</text:span><text:span text:style-name="T9">nginx</text:span></text:p>
      <text:p text:style-name="P23">and create the index.html</text:p>
      <text:p text:style-name="P23"/>
      <text:p text:style-name="P25">&lt;!DOCTYPE html&gt;</text:p>
      <text:p text:style-name="P25">&lt;html&gt;</text:p>
      <text:p text:style-name="P25"><text:s text:c="2"/>&lt;head&gt;</text:p>
      <text:p text:style-name="P25"><text:s text:c="4"/>&lt;title&gt;Hello World&lt;/title&gt;</text:p>
      <text:p text:style-name="P25"><text:s text:c="2"/>&lt;/head&gt;</text:p>
      <text:p text:style-name="P25"><text:s text:c="2"/>&lt;body&gt;</text:p>
      <text:p text:style-name="P25"><text:s text:c="4"/>&lt;h1&gt;Hello, world!&lt;/h1&gt;</text:p>
      <text:p text:style-name="P25"><text:s text:c="2"/>&lt;/body&gt;</text:p>
      <text:p text:style-name="P25">&lt;/html&gt;</text:p>
      <text:p text:style-name="P7"><text:soft-page-break/></text:p>
      <text:p text:style-name="P27">Is <text:span text:style-name="T3">NOT</text:span> necessary to restart the service, just refresh the browser.</text:p>
      <text:p text:style-name="P7"/>
      <text:p text:style-name="P7"/>
      <text:p text:style-name="P7"/>
      <text:p text:style-name="P7"/>
      <text:p text:style-name="P7">version: '3'</text:p>
      <text:p text:style-name="P7">services:</text:p>
      <text:p text:style-name="P7"><text:s text:c="2"/>nginx:</text:p>
      <text:p text:style-name="P7"><text:s text:c="4"/>image: nginx:<text:span text:style-name="T16">latest</text:span></text:p>
      <text:p text:style-name="P7"><text:s text:c="4"/>ports:</text:p>
      <text:p text:style-name="P7"><text:s text:c="6"/>- 9090:80</text:p>
      <text:p text:style-name="P7"><text:s text:c="4"/>volumes:</text:p>
      <text:p text:style-name="P7"><text:s text:c="6"/>- /Users/joaquim/Documents/docker/wiki/nginx:/usr/share/nginx/html</text:p>
      <text:p text:style-name="P7"><text:s text:c="6"/>- /Users/joaquim/Documents/docker/wiki/nginx:/etc/nginx</text:p>
      <text:p text:style-name="P7"><text:s text:c="4"/>depends_on:</text:p>
      <text:p text:style-name="P7"><text:s text:c="6"/>- mariadb</text:p>
      <text:p text:style-name="P7"><text:s text:c="4"/>networks:</text:p>
      <text:p text:style-name="P7"><text:s text:c="6"/>- mynetwork</text:p>
      <text:p text:style-name="P7"/>
      <text:p text:style-name="P7"><text:s text:c="2"/>php:</text:p>
      <text:p text:style-name="P7"><text:s text:c="4"/>image: php:7.4-fpm</text:p>
      <text:p text:style-name="P7"><text:s text:c="4"/>volumes:</text:p>
      <text:p text:style-name="P7"><text:s text:c="6"/>- /Users/joaquim/Documents/docker/wiki/nginx:/var/www/html</text:p>
      <text:p text:style-name="P7"><text:s text:c="4"/>depends_on:</text:p>
      <text:p text:style-name="P7"><text:s text:c="6"/>- mariadb</text:p>
      <text:p text:style-name="P7"><text:s text:c="4"/>networks:</text:p>
      <text:p text:style-name="P7"><text:s text:c="6"/>- mynetwork</text:p>
      <text:p text:style-name="P7"/>
      <text:p text:style-name="P7"><text:s text:c="2"/>mariadb:</text:p>
      <text:p text:style-name="P7"><text:s text:c="4"/>image: mariadb:latest</text:p>
      <text:p text:style-name="P7"><text:s text:c="4"/>volumes:</text:p>
      <text:p text:style-name="P7"><text:s text:c="6"/>- /Users/joaquim/Documents/docker/wiki/mariadb:/var/lib/mysql</text:p>
      <text:p text:style-name="P7"><text:s text:c="4"/>environment:</text:p>
      <text:p text:style-name="P7"><text:s text:c="6"/>- MYSQL_ROOT_PASSWORD=ih2!@q60@S#U876pW2q!</text:p>
      <text:p text:style-name="P7"><text:s text:c="6"/>- MYSQL_DATABASE=my_database</text:p>
      <text:p text:style-name="P7"><text:s text:c="6"/>- MYSQL_USER=my_user</text:p>
      <text:p text:style-name="P7"><text:s text:c="6"/>- MYSQL_PASSWORD=gGi!A%z0Dou0f!2m928W</text:p>
      <text:p text:style-name="P7"><text:s text:c="4"/>networks:</text:p>
      <text:p text:style-name="P7"><text:s text:c="6"/>- mynetwork</text:p>
      <text:p text:style-name="P7"/>
      <text:p text:style-name="P7">networks:</text:p>
      <text:p text:style-name="P7"><text:s text:c="2"/>mynetwork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6T16:50:02.116909594</meta:creation-date>
    <dc:date>2023-05-22T19:19:42.860383613</dc:date>
    <dc:creator>sdfgsdfg sdfgsdfgsd</dc:creator>
    <meta:editing-duration>PT2H59M46S</meta:editing-duration>
    <meta:editing-cycles>18</meta:editing-cycles>
    <meta:generator>LibreOffice/7.5.1.2$MacOSX_X86_64 LibreOffice_project/fcbaee479e84c6cd81291587d2ee68cba099e129</meta:generator>
    <meta:document-statistic meta:table-count="0" meta:image-count="0" meta:object-count="0" meta:page-count="5" meta:paragraph-count="151" meta:word-count="840" meta:character-count="6731" meta:non-whitespace-character-count="5846"/>
  </office:meta>
</office:document-meta>
</file>